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line-height="150%"/>
      <style:text-properties style:font-name="Liberation Sans"/>
    </style:style>
    <style:style style:name="P3" style:family="paragraph" style:parent-style-name="Standard">
      <style:paragraph-properties fo:line-height="150%"/>
      <style:text-properties style:font-name="Liberation Sans" officeooo:paragraph-rsid="00074291"/>
    </style:style>
    <style:style style:name="P4" style:family="paragraph" style:parent-style-name="Standard">
      <style:text-properties fo:color="#009933" style:font-name="Liberation Sans" fo:font-size="24pt" fo:font-weight="bold" officeooo:rsid="00074291" officeooo:paragraph-rsid="00074291" style:font-size-asian="21pt" style:font-weight-asian="bold" style:font-size-complex="24pt" style:font-weight-complex="bold"/>
    </style:style>
    <style:style style:name="P5" style:family="paragraph" style:parent-style-name="Standard">
      <style:paragraph-properties fo:line-height="150%"/>
      <style:text-properties style:use-window-font-color="true" style:font-name="Liberation Sans" style:text-underline-style="none" officeooo:paragraph-rsid="00074291"/>
    </style:style>
    <style:style style:name="P6" style:family="paragraph" style:parent-style-name="Standard">
      <style:paragraph-properties fo:line-height="150%"/>
      <style:text-properties style:use-window-font-color="true" style:font-name="Liberation Sans" style:text-underline-style="none" officeooo:rsid="000b1321" officeooo:paragraph-rsid="000b1321"/>
    </style:style>
    <style:style style:name="P7" style:family="paragraph" style:parent-style-name="Standard">
      <style:paragraph-properties fo:line-height="150%"/>
      <style:text-properties style:use-window-font-color="true" style:font-name="Liberation Sans" style:text-underline-style="none" officeooo:rsid="000e3db4" officeooo:paragraph-rsid="000e3db4"/>
    </style:style>
    <style:style style:name="P8" style:family="paragraph" style:parent-style-name="Standard">
      <style:paragraph-properties fo:line-height="150%"/>
      <style:text-properties officeooo:paragraph-rsid="000b1321"/>
    </style:style>
    <style:style style:name="P9" style:family="paragraph" style:parent-style-name="Standard">
      <style:paragraph-properties fo:line-height="150%"/>
      <style:text-properties style:font-name="Liberation Sans" officeooo:paragraph-rsid="0007429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underline-style="none"/>
    </style:style>
    <style:style style:name="T4" style:family="text">
      <style:text-properties style:use-window-font-color="true" style:font-name="Liberation Sans" style:text-underline-style="none" officeooo:rsid="000b1321"/>
    </style:style>
    <style:style style:name="T5" style:family="text">
      <style:text-properties style:use-window-font-color="true" style:font-name="Liberation Sans" style:text-underline-style="none" fo:font-weight="bold" officeooo:rsid="000b1321"/>
    </style:style>
    <style:style style:name="T6" style:family="text">
      <style:text-properties style:use-window-font-color="true" style:font-name="Liberation Sans" style:text-underline-style="none" fo:font-weight="bold" officeooo:rsid="000b1321" style:font-weight-asian="bold" style:font-weight-complex="bold"/>
    </style:style>
    <style:style style:name="T7" style:family="text">
      <style:text-properties style:use-window-font-color="true" style:font-name="Liberation Sans" style:text-underline-style="none" fo:font-weight="normal" officeooo:rsid="000b1321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EFERENCIAS BIBLIOGRÁFIC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[1] <text:span text:style-name="T2">Analisis de aplicaciones preinstaladas en dispositivos android</text:span> </text:p>
      <text:p text:style-name="P3">Juan Tapiador, Narseo Vallina Rodríguez</text:p>
      <text:p text:style-name="P3"><text:s/>https://haystack.mobi/papers/preinstalledAndroidSW_preprint.pdf</text:p>
      <text:p text:style-name="P2"/>
      <text:p text:style-name="P3">[2] <text:span text:style-name="T2">Portal de transparencia de Google</text:span></text:p>
      <text:p text:style-name="P3"><text:s/>https://transparencyreport.google.com/android-security/overview</text:p>
      <text:p text:style-name="P3"/>
      <text:p text:style-name="P3">[3] <text:span text:style-name="T2">How we fought bad apps and malicious developers in 2017</text:span> </text:p>
      <text:p text:style-name="P3">https://android-developers.googleblog.com/2018/01/how-we-fought-bad-apps-and-malicious.html</text:p>
      <text:p text:style-name="P3"/>
      <text:p text:style-name="P3">[4] <text:span text:style-name="T2">Expanding bug bounties on Google Play</text:span></text:p>
      <text:p text:style-name="P3"><text:a xlink:type="simple" xlink:href="https://android-developers.googleblog.com/2019/08/expanding-bug-bounties-on-google-play.html" text:style-name="Internet_20_link" text:visited-style-name="Visited_20_Internet_20_Link"><text:span text:style-name="T3">https://android-developers.googleblog.com/2019/08/expanding-bug-bounties-on-google-play.html</text:span></text:a></text:p>
      <text:p text:style-name="P6"/>
      <text:p text:style-name="P6">[5] <text:span text:style-name="T2">Professional Android 2 Application Development</text:span></text:p>
      <text:p text:style-name="P8"><text:span text:style-name="T4">R</text:span><text:span text:style-name="T7">eto Meier</text:span></text:p>
      <text:p text:style-name="P8"><text:span text:style-name="T7">(2010) Wrox Press – ISBN-10: 0470565527</text:span></text:p>
      <text:p text:style-name="P6"/>
      <text:p text:style-name="P7">[6] <text:span text:style-name="T2">Types, Methods and Fields for smali</text:span></text:p>
      <text:p text:style-name="P7">JesusFreke</text:p>
      <text:p text:style-name="P7">https://github.com/JesusFreke/smali/wiki/TypesMethodsAndFields</text:p>
      <text:p text:style-name="P5"/>
      <text:p text:style-name="P7">[7] <text:span text:style-name="T2">Dalvik opcodes</text:span></text:p>
      <text:p text:style-name="P7">Gabor Paller</text:p>
      <text:p text:style-name="P7">http://pallergabor.uw.hu/androidblog/dalvik_opcodes.htm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08:30.421906242</meta:creation-date>
    <dc:date>2019-09-02T04:28:30.336819929</dc:date>
    <meta:editing-duration>PT9H20M22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2" meta:paragraph-count="19" meta:word-count="71" meta:character-count="877" meta:non-whitespace-character-count="820"/>
  </office:meta>
</office:document-meta>
</file>